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4000000746FC993D6C6C4E0E8.png" manifest:media-type="image/png"/>
  <manifest:file-entry manifest:full-path="Pictures/1000020100000640000001A3493FC26E965A0E88.png" manifest:media-type="image/png"/>
  <manifest:file-entry manifest:full-path="Pictures/10000201000000A300000165BB92811497BA027F.png" manifest:media-type="image/png"/>
  <manifest:file-entry manifest:full-path="Pictures/10000201000004C400000122770534658FA2E9BE.png" manifest:media-type="image/png"/>
  <manifest:file-entry manifest:full-path="Pictures/100002010000007B000000968645144035D61FDF.png" manifest:media-type="image/png"/>
  <manifest:file-entry manifest:full-path="Pictures/100002010000005600000056D2D3A0F652CA8807.png" manifest:media-type="image/png"/>
  <manifest:file-entry manifest:full-path="Pictures/100002010000005E000000748B3A3EA9A87777B3.png" manifest:media-type="image/png"/>
  <manifest:file-entry manifest:full-path="Pictures/10000201000000830000006DA1B89207769497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a131a" draw:opacity="20%" draw:textarea-horizontal-align="justify" draw:textarea-vertical-align="middle" draw:auto-grow-height="false" fo:min-height="14.38cm" fo:min-width="6.83cm" draw:shadow-opacity="20%"/>
    </style:style>
    <style:style style:name="gr2" style:family="graphic" style:parent-style-name="standard">
      <style:graphic-properties draw:fill="solid" draw:fill-color="#72bf44" draw:opacity="20%" draw:textarea-horizontal-align="justify" draw:textarea-vertical-align="middle" draw:auto-grow-height="false" fo:min-height="14.214cm" fo:min-width="14.964cm" draw:shadow-opacity="20%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8.281cm, 0cm, 0cm)" draw:image-opacity="100%" style:mirror="none"/>
    </style:style>
    <style:style style:name="P1" style:family="paragraph">
      <loext:graphic-properties draw:fill="solid" draw:fill-color="#ba131a" draw:opacity="20%"/>
      <style:paragraph-properties fo:text-align="center"/>
    </style:style>
    <style:style style:name="P2" style:family="paragraph">
      <loext:graphic-properties draw:fill="solid" draw:fill-color="#72bf44"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14.8cm" svg:x="18.9cm" svg:y="3.2cm">
          <text:p/>
          <draw:enhanced-geometry svg:viewBox="0 0 21600 21600" draw:path-stretchpoint-x="10800" draw:path-stretchpoint-y="10800" draw:text-areas="?f3 ?f4 ?f5 ?f6" draw:type="round-rectangle" draw:modifiers="840.59185190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8cm" svg:height="14.8cm" svg:x="3cm" svg:y="3.2cm">
          <text:p/>
          <draw:enhanced-geometry svg:viewBox="0 0 21600 21600" draw:path-stretchpoint-x="10800" draw:path-stretchpoint-y="10800" draw:text-areas="?f3 ?f4 ?f5 ?f6" draw:type="round-rectangle" draw:modifiers="840.59185190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1" draw:id="id1" draw:layer="layout" svg:width="2cm" svg:height="4.381cm" svg:x="12.3cm" svg:y="5.4cm">
          <draw:image xlink:href="Pictures/10000201000000A300000165BB92811497BA027F.png" xlink:type="simple" xlink:show="embed" xlink:actuate="onLoad">
            <text:p/>
          </draw:image>
        </draw:frame>
        <draw:frame draw:style-name="gr3" draw:text-style-name="P3" xml:id="id2" draw:id="id2" draw:layer="layout" svg:width="2.043cm" svg:height="4.475cm" svg:x="6.6cm" svg:y="5.332cm">
          <draw:image xlink:href="Pictures/10000201000000A300000165BB92811497BA027F.png" xlink:type="simple" xlink:show="embed" xlink:actuate="onLoad">
            <text:p/>
          </draw:image>
        </draw:frame>
        <draw:connector draw:style-name="gr4" draw:text-style-name="P4" draw:layer="layout" draw:type="line" svg:x1="12.3cm" svg:y1="7.59cm" svg:x2="8.643cm" svg:y2="7.569cm" draw:start-shape="id1" draw:start-glue-point="3" draw:end-shape="id2" draw:end-glue-point="1" svg:d="M12300 7590l-3657-21" svg:viewBox="0 0 3658 22">
          <text:p/>
        </draw:connector>
        <draw:frame draw:style-name="gr3" draw:text-style-name="P3" xml:id="id3" draw:id="id3" draw:layer="layout" svg:width="2cm" svg:height="4.381cm" svg:x="17.8cm" svg:y="5.4cm">
          <draw:image xlink:href="Pictures/10000201000000A300000165BB92811497BA027F.png" xlink:type="simple" xlink:show="embed" xlink:actuate="onLoad">
            <text:p/>
          </draw:image>
        </draw:frame>
        <draw:connector draw:style-name="gr4" draw:text-style-name="P4" draw:layer="layout" draw:type="line" svg:x1="14.3cm" svg:y1="7.59cm" svg:x2="17.8cm" svg:y2="7.59cm" draw:start-shape="id1" draw:start-glue-point="1" draw:end-shape="id3" draw:end-glue-point="3" svg:d="M14300 7590h3500" svg:viewBox="0 0 3501 1">
          <text:p/>
        </draw:connector>
        <draw:frame draw:style-name="gr3" draw:text-style-name="P3" xml:id="id4" draw:id="id4" draw:layer="layout" svg:width="2cm" svg:height="4.381cm" svg:x="6.6cm" svg:y="11.7cm">
          <draw:image xlink:href="Pictures/10000201000000A300000165BB92811497BA027F.png" xlink:type="simple" xlink:show="embed" xlink:actuate="onLoad">
            <text:p/>
          </draw:image>
        </draw:frame>
        <draw:frame draw:style-name="gr3" draw:text-style-name="P3" xml:id="id5" draw:id="id5" draw:layer="layout" svg:width="2cm" svg:height="4.381cm" svg:x="7.6cm" svg:y="12.181cm">
          <draw:image xlink:href="Pictures/10000201000000A300000165BB92811497BA027F.png" xlink:type="simple" xlink:show="embed" xlink:actuate="onLoad">
            <text:p/>
          </draw:image>
        </draw:frame>
        <draw:frame draw:style-name="gr3" draw:text-style-name="P3" xml:id="id6" draw:id="id6" draw:layer="layout" svg:width="2cm" svg:height="4.381cm" svg:x="8.6cm" svg:y="12.581cm">
          <draw:image xlink:href="Pictures/10000201000000A300000165BB92811497BA027F.png" xlink:type="simple" xlink:show="embed" xlink:actuate="onLoad">
            <text:p/>
          </draw:image>
        </draw:frame>
        <draw:connector draw:style-name="gr4" draw:text-style-name="P4" draw:layer="layout" draw:type="line" svg:x1="7.621cm" svg:y1="9.807cm" svg:x2="7.6cm" svg:y2="11.7cm" draw:start-shape="id2" draw:start-glue-point="2" draw:end-shape="id4" draw:end-glue-point="0" svg:d="M7621 9807l-21 1893" svg:viewBox="0 0 22 1894">
          <text:p/>
        </draw:connector>
        <draw:connector draw:style-name="gr4" draw:text-style-name="P4" draw:layer="layout" draw:type="line" svg:x1="7.621cm" svg:y1="9.807cm" svg:x2="8.6cm" svg:y2="12.181cm" draw:start-shape="id2" draw:start-glue-point="2" draw:end-shape="id5" draw:end-glue-point="0" svg:d="M7621 9807l979 2374" svg:viewBox="0 0 980 2375">
          <text:p/>
        </draw:connector>
        <draw:connector draw:style-name="gr4" draw:text-style-name="P4" draw:layer="layout" draw:type="line" svg:x1="7.621cm" svg:y1="9.807cm" svg:x2="9.6cm" svg:y2="12.581cm" draw:start-shape="id2" draw:start-glue-point="2" draw:end-shape="id6" svg:d="M7621 9807l1979 2774" svg:viewBox="0 0 1980 2775">
          <text:p/>
        </draw:connector>
        <draw:frame draw:style-name="gr5" draw:text-style-name="P6" draw:layer="layout" svg:width="6.361cm" svg:height="1.119cm" svg:x="7.8cm" svg:y="3.2cm">
          <draw:text-box>
            <text:p text:style-name="P5"><text:span text:style-name="T1">Pri</text:span><text:span text:style-name="T1">vat</text:span><text:span text:style-name="T1">e</text:span><text:span text:style-name="T2"> </text:span><text:span text:style-name="T1">Ne</text:span><text:span text:style-name="T1">tw</text:span><text:span text:style-name="T1">ork</text:span></text:p>
          </draw:text-box>
        </draw:frame>
        <draw:frame draw:style-name="gr5" draw:text-style-name="P6" draw:layer="layout" svg:width="6.102cm" svg:height="1.119cm" svg:x="19.601cm" svg:y="3.201cm">
          <draw:text-box>
            <text:p text:style-name="P5"><text:span text:style-name="T1">Public</text:span><text:span text:style-name="T2"> </text:span><text:span text:style-name="T1">Network</text:span></text:p>
          </draw:text-box>
        </draw:frame>
        <draw:frame draw:style-name="gr5" draw:text-style-name="P7" draw:layer="layout" svg:width="3.563cm" svg:height="0.962cm" svg:x="17.237cm" svg:y="4.538cm">
          <draw:text-box>
            <text:p>hephaistos</text:p>
          </draw:text-box>
        </draw:frame>
        <draw:frame draw:style-name="gr5" draw:text-style-name="P7" draw:layer="layout" svg:width="2.576cm" svg:height="0.962cm" svg:x="12.1cm" svg:y="4.6cm">
          <draw:text-box>
            <text:p>glouton</text:p>
          </draw:text-box>
        </draw:frame>
        <draw:connector draw:style-name="gr4" draw:text-style-name="P4" draw:layer="layout" draw:type="line" svg:x1="12.3cm" svg:y1="7.59cm" svg:x2="7.6cm" svg:y2="11.7cm" draw:start-shape="id1" draw:start-glue-point="3" draw:end-shape="id4" draw:end-glue-point="0" svg:d="M12300 7590l-4700 4110" svg:viewBox="0 0 4701 4111">
          <text:p/>
        </draw:connector>
        <draw:connector draw:style-name="gr4" draw:text-style-name="P4" draw:layer="layout" draw:type="line" svg:x1="12.3cm" svg:y1="7.59cm" svg:x2="8.6cm" svg:y2="12.181cm" draw:start-shape="id1" draw:start-glue-point="3" draw:end-shape="id5" draw:end-glue-point="0" svg:d="M12300 7590l-3700 4591" svg:viewBox="0 0 3701 4592">
          <text:p/>
        </draw:connector>
        <draw:connector draw:style-name="gr4" draw:text-style-name="P4" draw:layer="layout" draw:type="line" svg:x1="12.3cm" svg:y1="7.59cm" svg:x2="9.6cm" svg:y2="12.581cm" draw:start-shape="id1" draw:start-glue-point="3" draw:end-shape="id6" draw:end-glue-point="0" svg:d="M12300 7590l-2700 4991" svg:viewBox="0 0 2701 4992">
          <text:p/>
        </draw:connector>
        <draw:frame draw:style-name="gr6" draw:text-style-name="P7" draw:layer="layout" svg:width="4.519cm" svg:height="1cm" svg:x="5.4cm" svg:y="4.5cm">
          <draw:text-box>
            <text:p>swarm-master</text:p>
          </draw:text-box>
        </draw:frame>
        <draw:frame draw:style-name="gr6" draw:text-style-name="P7" draw:layer="layout" svg:width="4.519cm" svg:height="1cm" svg:x="6.5cm" svg:y="17cm">
          <draw:text-box>
            <text:p>tc-agent[1-4]</text:p>
          </draw:text-box>
        </draw:frame>
        <draw:frame draw:style-name="gr3" draw:text-style-name="P3" draw:layer="layout" svg:width="3.602cm" svg:height="0.943cm" svg:x="17.374cm" svg:y="8.3cm">
          <draw:image xlink:href="Pictures/1000020100000640000001A3493FC26E965A0E88.png" xlink:type="simple" xlink:show="embed" xlink:actuate="onLoad">
            <text:p/>
          </draw:image>
        </draw:frame>
        <draw:frame draw:style-name="gr7" draw:text-style-name="P3" draw:layer="layout" svg:width="3.099cm" svg:height="1.7cm" svg:x="11.9cm" svg:y="8.3cm">
          <draw:image xlink:href="Pictures/10000201000004C400000122770534658FA2E9BE.png" xlink:type="simple" xlink:show="embed" xlink:actuate="onLoad">
            <text:p/>
          </draw:image>
        </draw:frame>
        <draw:frame draw:style-name="gr3" draw:text-style-name="P3" draw:layer="layout" svg:width="1.4cm" svg:height="1.4cm" svg:x="12.5cm" svg:y="7.7cm">
          <draw:image xlink:href="Pictures/100002010000005600000056D2D3A0F652CA8807.png" xlink:type="simple" xlink:show="embed" xlink:actuate="onLoad">
            <text:p/>
          </draw:image>
        </draw:frame>
        <draw:frame draw:style-name="gr7" draw:text-style-name="P3" draw:layer="layout" svg:width="3.759cm" svg:height="2.062cm" svg:x="7.7cm" svg:y="14.038cm">
          <draw:image xlink:href="Pictures/10000201000004C400000122770534658FA2E9BE.png" xlink:type="simple" xlink:show="embed" xlink:actuate="onLoad">
            <text:p/>
          </draw:image>
        </draw:frame>
        <draw:frame draw:style-name="gr3" draw:text-style-name="P3" draw:layer="layout" svg:width="1.4cm" svg:height="1.4cm" svg:x="9.07cm" svg:y="13.634cm">
          <draw:image xlink:href="Pictures/100002010000005600000056D2D3A0F652CA8807.png" xlink:type="simple" xlink:show="embed" xlink:actuate="onLoad">
            <text:p/>
          </draw:image>
        </draw:frame>
        <draw:frame draw:style-name="gr3" draw:text-style-name="P3" draw:layer="layout" svg:width="1.194cm" svg:height="1.456cm" svg:x="7.9cm" svg:y="13.61cm">
          <draw:image xlink:href="Pictures/100002010000007B000000968645144035D61FDF.png" xlink:type="simple" xlink:show="embed" xlink:actuate="onLoad">
            <text:p/>
          </draw:image>
        </draw:frame>
        <draw:frame draw:style-name="gr3" draw:text-style-name="P3" draw:layer="layout" svg:width="2cm" svg:height="1.664cm" svg:x="6.6cm" svg:y="7.936cm">
          <draw:image xlink:href="Pictures/10000201000000830000006DA1B892077694978D.png" xlink:type="simple" xlink:show="embed" xlink:actuate="onLoad">
            <text:p/>
          </draw:image>
        </draw:frame>
        <draw:frame draw:style-name="gr3" draw:text-style-name="P3" draw:layer="layout" svg:width="1.651cm" svg:height="1.651cm" svg:x="19.249cm" svg:y="9.6cm">
          <draw:image xlink:href="Pictures/1000020100000074000000746FC993D6C6C4E0E8.png" xlink:type="simple" xlink:show="embed" xlink:actuate="onLoad">
            <text:p/>
          </draw:image>
        </draw:frame>
        <draw:frame draw:style-name="gr3" draw:text-style-name="P3" draw:layer="layout" svg:width="1.57cm" svg:height="1.938cm" svg:x="17.6cm" svg:y="9.462cm">
          <draw:image xlink:href="Pictures/100002010000005E000000748B3A3EA9A87777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00:46:48.351509325</meta:creation-date>
    <dc:date>2018-01-08T01:15:35.655102105</dc:date>
    <meta:editing-duration>PT17M26S</meta:editing-duration>
    <meta:editing-cycles>5</meta:editing-cycles>
    <meta:generator>LibreOffice/5.4.4.2$Linux_X86_64 LibreOffice_project/40$Build-2</meta:generator>
    <meta:document-statistic meta:object-count="31"/>
  </office:meta>
</office:document-meta>
</file>